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2.937cm" style:rel-column-width="1665*"/>
    </style:style>
    <style:style style:name="Tabela1.B" style:family="table-column">
      <style:table-column-properties style:column-width="14.062cm" style:rel-column-width="797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Integridade Referencial</text:p>
      <text:p text:style-name="Standard"/>
      <text:p text:style-name="Standard">Criar tabela:</text:p>
      <text:p text:style-name="Standard"/>
      <text:p text:style-name="Standard">Ação 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Comando</text:p>
          </table:table-cell>
          <table:table-cell table:style-name="Tabela1.B1" office:value-type="string">
            <text:p text:style-name="P1">Ação</text:p>
          </table:table-cell>
        </table:table-row>
        <table:table-row>
          <table:table-cell table:style-name="Tabela1.A2" office:value-type="string">
            <text:p text:style-name="Table_20_Contents">NO ACTION</text:p>
          </table:table-cell>
          <table:table-cell table:style-name="Tabela1.B2" office:value-type="string">
            <text:p text:style-name="Table_20_Contents">Ação default; UPDATE e DELETE não serão executados para proteget a integridade referencial.</text:p>
          </table:table-cell>
        </table:table-row>
        <table:table-row>
          <table:table-cell table:style-name="Tabela1.A2" office:value-type="string">
            <text:p text:style-name="Table_20_Contents">CASCADE</text:p>
          </table:table-cell>
          <table:table-cell table:style-name="Tabela1.B2" office:value-type="string">
            <text:p text:style-name="Table_20_Contents">Todas as FK devem ser atualizadas quando a PK mudar (com ON UPDATE). Todas as FK devem ser deletadas quando a PK for deletada (ON DELETE).</text:p>
          </table:table-cell>
        </table:table-row>
        <table:table-row>
          <table:table-cell table:style-name="Tabela1.A2" office:value-type="string">
            <text:p text:style-name="Table_20_Contents">SET NULL</text:p>
          </table:table-cell>
          <table:table-cell table:style-name="Tabela1.B2" office:value-type="string">
            <text:p text:style-name="Table_20_Contents">A FK é setada para NULL quando a PK for atualizada ou deletada.</text:p>
          </table:table-cell>
        </table:table-row>
        <table:table-row>
          <table:table-cell table:style-name="Tabela1.A2" office:value-type="string">
            <text:p text:style-name="Table_20_Contents">SET DEFAULT</text:p>
          </table:table-cell>
          <table:table-cell table:style-name="Tabela1.B2" office:value-type="string">
            <text:p text:style-name="Table_20_Contents">A FK é setada para o valor DEFAULT do campo quando a PK for atualizada ou deletada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bamar FS</meta:initial-creator>
    <meta:creation-date>2008-08-16T09:10:29</meta:creation-date>
    <dc:creator>Ribamar FS</dc:creator>
    <dc:date>2008-08-16T09:18:02</dc:date>
    <meta:editing-cycles>6</meta:editing-cycles>
    <meta:editing-duration>PT7M34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1" meta:image-count="0" meta:object-count="0" meta:page-count="1" meta:paragraph-count="13" meta:word-count="84" meta:character-count="466"/>
  </office:meta>
</office:document-meta>
</file>